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48pt" style:font-size-asian="48pt" style:font-size-complex="4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Text_20_body">
      <style:paragraph-properties fo:margin-left="1.251cm" fo:margin-right="0cm" fo:text-indent="0cm" style:auto-text-indent="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Standard" style:list-style-name="L4"/>
    <style:style style:name="P8" style:family="paragraph" style:parent-style-name="Standard" style:list-style-name="L5"/>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8"/>
    <style:style style:name="P13" style:family="paragraph" style:parent-style-name="Text_20_body" style:list-style-name="L4">
      <style:paragraph-properties fo:margin-left="1.251cm" fo:margin-right="0cm" fo:text-indent="0cm" style:auto-text-indent="false"/>
    </style:style>
    <style:style style:name="P14" style:family="paragraph" style:parent-style-name="Text_20_body" style:list-style-name="L6">
      <style:paragraph-properties fo:margin-left="1.251cm" fo:margin-right="0cm" fo:text-indent="0cm" style:auto-text-indent="false"/>
    </style:style>
    <style:style style:name="P15" style:family="paragraph" style:parent-style-name="Text_20_body" style:list-style-name="L7">
      <style:paragraph-properties fo:margin-left="1.251cm" fo:margin-right="0cm" fo:text-indent="0cm" style:auto-text-indent="false"/>
    </style:style>
    <style:style style:name="P16" style:family="paragraph" style:parent-style-name="Heading_20_1">
      <style:paragraph-properties fo:break-before="page"/>
    </style:style>
    <style:style style:name="T1" style:family="text">
      <style:text-properties fo:font-variant="normal" fo:text-transform="none" fo:color="#0089dc" style:font-name="Lucida Grande" fo:font-size="9pt" fo:letter-spacing="normal" fo:font-style="normal" style:text-underline-style="solid" style:text-underline-width="auto" style:text-underline-color="font-color" fo:font-weight="normal" fo:background-color="transparent"/>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ertaalgids </text:p>
      <text:p text:style-name="P1">eZ Publish</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uteur:<text:tab/>Robin Muilwijk</text:p>
      <text:p text:style-name="P2">Datum:<text:tab/>9 juli 2010</text:p>
      <text:p text:style-name="P2">Versie:<text:tab/><text:tab/>1.0</text:p>
      <text:p text:style-name="P2"/>
      <text:h text:style-name="P16" text:outline-level="1">Introductie</text:h>
      <text:p text:style-name="Text_20_body"/>
      <text:p text:style-name="Text_20_body">Dit document dient als hulp bij het vertalen en het bijhouden van de Nederlandse vertaling van het content management systeem bekend als eZ Publish. Deze gids en bijbehorende woordenlijst zorgen voor een consistente vertaling van eZ Publish naar het Nederlands.</text:p>
      <text:p text:style-name="Text_20_body"/>
      <text:p text:style-name="Text_20_body">Als bron zijn 2 vertaalgidsen gebruikt van de Drupal en KDE community. Voor beide is vooraf toestemming gevraagd voor hergebruik. Links naar de bron:</text:p>
      <text:list xml:id="list41426141" text:style-name="L1">
        <text:list-item>
          <text:p text:style-name="P9"><text:a xlink:type="simple" xlink:href="http://localize.drupal.org/node/95">http://localize.drupal.org/node/95</text:a></text:p>
        </text:list-item>
        <text:list-item>
          <text:p text:style-name="P9"><text:a xlink:type="simple" xlink:href="http://www.kde.nl/content/vertaalgids">http://www.kde.nl/content/vertaalgids</text:a></text:p>
        </text:list-item>
      </text:list>
      <text:p text:style-name="Text_20_body"/>
      <text:p text:style-name="Text_20_body"/>
      <text:p text:style-name="Text_20_body">Deze vertaalgids staat publiekelijk gedeeld via:</text:p>
      <text:p text:style-name="Text_20_body"/>
      <text:list xml:id="list41438298" text:style-name="L2">
        <text:list-item>
          <text:p text:style-name="P10">Vertaalgids eZ Publish op Google Docs – link</text:p>
        </text:list-item>
        <text:list-item>
          <text:p text:style-name="P10">Woordenlijst eZ Publish op Google Docs – link</text:p>
        </text:list-item>
      </text:list>
      <text:p text:style-name="Text_20_body"/>
      <text:p text:style-name="Text_20_body"/>
      <text:p text:style-name="Text_20_body"/>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Inhoudsopgave</text:p>
          </text:index-title>
          <text:p text:style-name="P5">Introductie<text:tab/>2</text:p>
          <text:p text:style-name="P5">Vertaalgids<text:tab/>4</text:p>
          <text:p text:style-name="P6">Algemeen<text:tab/>4</text:p>
          <text:p text:style-name="P6">Richtlijnen<text:tab/>4</text:p>
          <text:p text:style-name="P6">Hints<text:tab/>4</text:p>
          <text:p text:style-name="P6">Let op prettig en correct taalgebruik<text:tab/>5</text:p>
          <text:p text:style-name="P6">Kleine letters voor veelgebruikte afkortingen<text:tab/>5</text:p>
          <text:p text:style-name="P6">Tussen-s in samengestelde woorden<text:tab/>5</text:p>
          <text:p text:style-name="P6">Typografie<text:tab/>5</text:p>
          <text:p text:style-name="P6">Belangrijkste begrippen<text:tab/>6</text:p>
        </text:index-body>
      </text:table-of-content>
      <text:h text:style-name="Heading_20_1" text:outline-level="1"><text:bookmark text:name="__RefHeading__1_1997858599"/><text:bookmark-end text:name="__RefHeading__1_1997858599"/></text:h>
      <text:p text:style-name="Text_20_body"/>
      <text:p text:style-name="Text_20_body"/>
      <text:p text:style-name="Text_20_body"/>
      <text:h text:style-name="P16" text:outline-level="1">Vertaalgids</text:h>
      <text:h text:style-name="Heading_20_2" text:outline-level="2">Algemeen</text:h>
      <text:p text:style-name="Text_20_body">Lees altijd eerst de hele Engelstalige tekst, voordat je een vertaling begint te typen. Dit voorkomt kromme zinnen, en vaak te langdradige formuleringen. Zorg dat je de bedoeling van de tekst begrijpt. Wat voor mededeling of instelling is het? Gebruik daarom ook zelf het programma dat je aan het vertalen bent. Als bijlage wordt ook een woordenlijst meegeleverd, weet je niet zeker hoe een woord vertaald moet worden, controleer dan deze lijst.</text:p>
      <text:h text:style-name="Heading_20_2" text:outline-level="2">Richtlijnen</text:h>
      <text:list xml:id="list41445237" text:style-name="L3">
        <text:list-item>
          <text:p text:style-name="P11">Handelingen in menu's en op knoppen altijd in de infinitief: Send File wordt Bestand verzenden. Het werkwoord komt meestal achteraan.</text:p>
        </text:list-item>
        <text:list-item>
          <text:p text:style-name="P11">Extensienamen worden niet vertaald.</text:p>
        </text:list-item>
        <text:list-item>
          <text:p text:style-name="P11">Te Veel Hoofdletters Vermijden. Alleen het eerste woord van een zin krijgt een hoofdletter, en eigennamen uiteraard.</text:p>
        </text:list-item>
        <text:list-item>
          <text:p text:style-name="P11">Gebruik u en uw in kleine letters. Geen U en geen je.</text:p>
        </text:list-item>
        <text:list-item>
          <text:p text:style-name="P11">Samengestelde woorden aan elkaar: configuratiebestand, teksteditor, internetpagina, windowmanager (deze laatste is in het Engels: window manager). Let ook op spatiegebruik, zie; <text:a xlink:type="simple" xlink:href="http://www.spatiegebruik.nl/regels.html"><text:span text:style-name="T1">http://www.spatiegebruik.nl/regels.html</text:span></text:a> </text:p>
        </text:list-item>
        <text:list-item>
          <text:p text:style-name="P11">Een koppelteken alleen als het eerste woord een naam of acroniem is (een acroniem is een woord dat eigenlijk een afkorting is): KDE-vertaling, LDAP-adresboek, HTML-pagina, MS Word-document. (meer info), (nog meer)</text:p>
        </text:list-item>
        <text:list-item>
          <text:p text:style-name="P11">De tekst Please niet vertalen: Please insert disk 1 in /dev/fd0 wordt Plaats diskette 1 in /dev/fd0. Please wait... kan met Even geduld a.u.b... worden vertaald.</text:p>
        </text:list-item>
        <text:list-item>
          <text:p text:style-name="P11">De tekst Sorry niet vertalen: Sorry, could not save file wordt Het bestand kon niet worden opgeslagen. In enkele gevallen past het woord Helaas: Sorry, this function is not implemented yet! kan worden vertaald met Deze functie is helaas nog niet ingebouwd!.</text:p>
        </text:list-item>
      </text:list>
      <text:h text:style-name="Heading_20_2" text:outline-level="2">Hints</text:h>
      <text:list xml:id="list41423592" text:style-name="L4">
        <text:list-item>
          <text:p text:style-name="P7">Vermijd te technische taal: The configuration file could not be parsed wordt Het configuratiebestand kon niet worden geladen, het is mogelijk beschadigd.</text:p>
        </text:list-item>
        <text:list-item>
          <text:p text:style-name="P7">Soms kan onnodige technische info zelfs weggelaten worden: The paper format string (A8) could not be parsed wordt Onbekend papierformaat (A8).</text:p>
        </text:list-item>
        <text:list-item>
          <text:p text:style-name="P7">Lees de Engelse zinnen altijd helemaal. Vertaal daarna met een natuurlijk aandoende Nederlandse zinsbouw. A ZModem file transfer attempt has been detected wordt niet: Een ZModem bestandsoverdrachtspoging is gedetecteerd maar bijvoorbeeld: Een programma in deze sessie probeert een ZModem-bestandsoverdracht tot stand te brengen. Soms is het handig lange Engelse zinnen in iets meer, maar kortere Nederlandse zinnen te vertalen.</text:p>
        </text:list-item>
        <text:list-item>
          <text:p text:style-name="P7">Vermijd de constructie Weet u zeker ... ?. De zin Are you sure you want to remove this contact? wordt niet: Weet u zeker dat u deze contactpersoon wilt verwijderen? maar: Wilt u deze contactpersoon verwijderen?. Samengevat: gebruik de constructie Wilt u ... ?, of eventueel Wilt u werkelijk ... ?, hoewel het woordje 'werkelijk' vaak als te overvloedig wordt ervaren.</text:p>
        </text:list-item>
        <text:list-item>
          <text:p text:style-name="P7">Probeer <text:span text:style-name="T2">zou</text:span> te vermijden, door bijvoorbeeld een waarschijnlijk-constructie te maken. Idem <text:soft-page-break/>voor <text:span text:style-name="T2">moeten</text:span> dat vaak ook door <text:span text:style-name="T2">kunnen</text:span> vertaald kan worden.</text:p>
        </text:list-item>
        <text:list-item>
          <text:p text:style-name="P7">Gebruik een actieve schrijfstijl:</text:p>
        </text:list-item>
        <text:list-item>
          <text:p text:style-name="P13">Niet: maakt het eZ Publish mogelijk om berichten te zenden naar de logging-faciliteit van het besturingssysteem.<text:line-break/>Wel: eZ Publish kan hiermee berichten aan de logging-faciliteit van het besturingssysteem doorgeven.</text:p>
        </text:list-item>
        <text:list-item>
          <text:p text:style-name="P13">Niet: boolean om aan te geven of een node op de voorpagina moet worden weergegeven.<text:line-break/>Wel: boolean die aangeeft of een node op de voorpagina moet worden weergegeven.</text:p>
        </text:list-item>
      </text:list>
      <text:h text:style-name="Heading_20_2" text:outline-level="2">Let op prettig en correct taalgebruik</text:h>
      <text:list xml:id="list41414140" text:style-name="L5">
        <text:list-item>
          <text:p text:style-name="P8">Beschouw U als tweede persoon enkelvoud. Met andere woorden: gebruik u bent (niet: u is), u zult (niet: u zal), u wilt (niet: u wil), u kunt (niet: u kan) en u hebt (niet: u heeft).</text:p>
        </text:list-item>
        <text:list-item>
          <text:p text:style-name="P8">Gebruik <text:span text:style-name="T2">eenvoudig</text:span> in plaats van <text:span text:style-name="T2">simpel</text:span>, <text:span text:style-name="T2">tijdens</text:span> in plaats van <text:span text:style-name="T2">gedurende</text:span> of bijvoorbeeld <text:span text:style-name="T2">wanneer</text:span> in plaats van <text:span text:style-name="T2">indien</text:span>.</text:p>
        </text:list-item>
        <text:list-item>
          <text:p text:style-name="P8">Gebruik Het ... is mislukt in plaats van Het ... faalde</text:p>
        </text:list-item>
        <text:list-item>
          <text:p text:style-name="P8">Gebruik niet Probeer om ... te ... maar gewoon Probeer ... te ...</text:p>
        </text:list-item>
        <text:list-item>
          <text:p text:style-name="P8">Gebruik de map ~/Mail in plaats van de ~/Mail-map, en</text:p>
        </text:list-item>
        <text:list-item>
          <text:p text:style-name="P8">gebruik <text:span text:style-name="T2">het hoofdstuk Hoe te beginnen</text:span> in plaats van <text:span text:style-name="T2">het Hoe te beginnen-hoofdstuk</text:span>. Maar wanneer aan de naam al duidelijk te zien is wat voor type iets is, kan het koppelteken wel worden gebruikt: het FTP-protocol, de Unicode-standaard.</text:p>
        </text:list-item>
      </text:list>
      <text:h text:style-name="Heading_20_2" text:outline-level="2">Kleine letters voor veelgebruikte afkortingen</text:h>
      <text:p text:style-name="Text_20_body">Woorden als CD, TV, CDROM, Internet en MIDI worden met kleine letters geschreven in eZ Publish, dus: cd, tv, cd-rom, dvd, midi, internet enz.</text:p>
      <text:p text:style-name="Text_20_body">Gaat het over standaarden of protocollen dan houden deze in principe hoofdletters (of beter: kleine hoofdletters): FTP, UMTS, maar gekoppeld aan andere woorden worden het kleine letters: ftp-programma,umts-telefoon.</text:p>
      <text:h text:style-name="Heading_20_2" text:outline-level="2">Tussen-s in samengestelde woorden</text:h>
      <text:p text:style-name="Text_20_body">Het blijkt dat de regel voor de tussen-s is dat als je hem hoort, je hem ook zou moeten schrijven, dus: meningsverschil, stadsdeel, etc. (in deze gevallen drukt de s nog een oude vervoeging uit: deel van stad, verschil van mening). Bij twijfel mag beide. De één zegt drugprobleem, de andere zegt drugsprobleem (hier is de s de meervoudsuitgang van het woord "drugs"). Soms is er echter wel een betekenisverchil: liefdedaad vs liefdesdaad en waternood vs watersnood (tekort aan water vs teveel).</text:p>
      <text:p text:style-name="Text_20_body">Verder wordt opgemerkt dat na woorden op -ing, -heid en -schap in bijna alle gevallen een s wordt uitgesproken, derhalve zou je hem moeten schrijven. Dit wordt elders bevestigd doordat bij spellingcontroles beide varianten vermeld worden.</text:p>
      <text:h text:style-name="Heading_20_2" text:outline-level="2">Typografie</text:h>
      <text:p text:style-name="Text_20_body">Neem het gebruik van de hoofdletter aan het begin en de punt aan het einde van de zin over van de brontekst. Titels of menuteksten krijgen alleen aan het begin een hoofdletter.</text:p>
      <text:list xml:id="list41421165" text:style-name="L6">
        <text:list-item>
          <text:p text:style-name="P14">List of permissions being assigned. -&gt; Lijst van toegekende gebruiksrechten.</text:p>
        </text:list-item>
        <text:list-item>
          <text:p text:style-name="P14">administer blocks -&gt; blokken beheren</text:p>
        </text:list-item>
        <text:list-item>
          <text:p text:style-name="P14"><text:soft-page-break/>Right Sidebar -&gt; Rechter zijbalk</text:p>
        </text:list-item>
      </text:list>
      <text:p text:style-name="P3">Gebruik van enkele en dubbele aanhalingstekens in Engels is anders dan in het Nederlands.</text:p>
      <text:list xml:id="list41427531" text:style-name="L7">
        <text:list-item>
          <text:p text:style-name="P15">the "administer filters" permission -&gt; het toegangsrecht 'filters beheren'</text:p>
        </text:list-item>
      </text:list>
      <text:p text:style-name="P3">Soms kom je in de brontekst \" of \' tegen. Deze hoef je niet zo over te nemen; gebruik gewoon " of '.</text:p>
      <text:h text:style-name="Heading_20_2" text:outline-level="2">Belangrijkste begrippen</text:h>
      <text:p text:style-name="Text_20_body">Voor veel termen zijn verschillende vertalingen mogelijk. Om toch een consequente vertaling te krijgen, proberen we zoveel mogelijk vast te houden aan één bepaalde vertaling voor zulke termen. Enkele voorbeelden zijn:</text:p>
      <text:list xml:id="list41419409" text:style-name="L8">
        <text:list-item>
          <text:p text:style-name="P12">application<text:tab/>toepassing</text:p>
        </text:list-item>
        <text:list-item>
          <text:p text:style-name="P12">login<text:tab/> <text:tab/>aanmelden</text:p>
        </text:list-item>
        <text:list-item>
          <text:p text:style-name="P12">logout<text:tab/> <text:tab/>afmelden</text:p>
        </text:list-item>
        <text:list-item>
          <text:p text:style-name="P12">register<text:tab/>registreren, account aanvragen</text:p>
        </text:list-item>
        <text:list-item>
          <text:p text:style-name="P12">show …<text:tab/>... tonen</text:p>
        </text:list-item>
      </text:list>
      <text:p text:style-name="Text_20_body">Voor een volledig overzicht van deze belangrijke begrippen, zie bijlage 1 Woordenlijst eZ Publ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uilwijk</meta:initial-creator>
    <meta:creation-date>2010-07-09T20:54:56.07</meta:creation-date>
    <dc:date>2010-07-20T21:33:15.99</dc:date>
    <dc:creator>Robin Muilwijk</dc:creator>
    <meta:editing-duration>PT03H36M05S</meta:editing-duration>
    <meta:editing-cycles>21</meta:editing-cycles>
    <meta:generator>OpenOffice.org/3.2$Win32 OpenOffice.org_project/320m18$Build-9502</meta:generator>
    <meta:document-statistic meta:table-count="0" meta:image-count="0" meta:object-count="0" meta:page-count="6" meta:paragraph-count="74" meta:word-count="1136" meta:character-count="7229"/>
  </office:meta>
</office:document-meta>
</file>